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1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 continuo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Time (s)</text:p>
          </table:table-cell>
          <table:table-cell table:style-name="ce2" office:value-type="string" calcext:value-type="string">
            <text:p>Gap (%)</text:p>
          </table:table-cell>
          <table:table-cell table:style-name="ce10" office:value-type="string" calcext:value-type="string">
            <text:p>LB</text:p>
          </table:table-cell>
          <table:table-cell table:style-name="ce10" office:value-type="string" calcext:value-type="string">
            <text:p>Best</text:p>
          </table:table-cell>
          <table:table-cell table:style-name="ce10" office:value-type="string" calcext:value-type="string">
            <text:p>Proven optimal?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instances/GenPK/instance_Gen_ParkKim2003_10m_20_1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6600" calcext:value-type="float">
            <text:p>26600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10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2400" calcext:value-type="float">
            <text:p>124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2.dat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200" calcext:value-type="float">
            <text:p>452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3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400" calcext:value-type="float">
            <text:p>144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4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600" calcext:value-type="float">
            <text:p>25600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5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3800" calcext:value-type="float">
            <text:p>13800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6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6000" calcext:value-type="float">
            <text:p>36000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7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3600" calcext:value-type="float">
            <text:p>33600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8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7800" calcext:value-type="float">
            <text:p>7800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9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0800" calcext:value-type="float">
            <text:p>108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.dat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8800" calcext:value-type="float">
            <text:p>18800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0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2800" calcext:value-type="float">
            <text:p>22800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2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9800" calcext:value-type="float">
            <text:p>29800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3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3400" calcext:value-type="float">
            <text:p>43400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4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4800" calcext:value-type="float">
            <text:p>24800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5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8800" calcext:value-type="float">
            <text:p>38800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6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600" calcext:value-type="float">
            <text:p>25600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7.dat</text:p>
          </table:table-cell>
          <table:table-cell office:value-type="float" office:value="6" calcext:value-type="float">
            <text:p>6</text:p>
          </table:table-cell>
          <table:table-cell office:value-type="percentage" office:value="0.0000467922" calcext:value-type="percentage">
            <text:p>0,0 %</text:p>
          </table:table-cell>
          <table:table-cell office:value-type="float" office:value="40798.1" calcext:value-type="float">
            <text:p>40798,1</text:p>
          </table:table-cell>
          <table:table-cell office:value-type="float" office:value="40800" calcext:value-type="float">
            <text:p>40800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8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1000" calcext:value-type="float">
            <text:p>31000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9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3400" calcext:value-type="float">
            <text:p>43400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.dat</text:p>
          </table:table-cell>
          <table:table-cell office:value-type="float" office:value="25" calcext:value-type="float">
            <text:p>25</text:p>
          </table:table-cell>
          <table:table-cell office:value-type="percentage" office:value="0.0000916968" calcext:value-type="percentage">
            <text:p>0,0 %</text:p>
          </table:table-cell>
          <table:table-cell office:value-type="float" office:value="64394.1" calcext:value-type="float">
            <text:p>64394,1</text:p>
          </table:table-cell>
          <table:table-cell office:value-type="float" office:value="64400" calcext:value-type="float">
            <text:p>64400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0.dat</text:p>
          </table:table-cell>
          <table:table-cell office:value-type="float" office:value="8" calcext:value-type="float">
            <text:p>8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9800" calcext:value-type="float">
            <text:p>49800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2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3000" calcext:value-type="float">
            <text:p>23000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3.dat</text:p>
          </table:table-cell>
          <table:table-cell office:value-type="float" office:value="5" calcext:value-type="float">
            <text:p>5</text:p>
          </table:table-cell>
          <table:table-cell office:value-type="percentage" office:value="0.0000154047" calcext:value-type="percentage">
            <text:p>0,0 %</text:p>
          </table:table-cell>
          <table:table-cell office:value-type="float" office:value="44799.3" calcext:value-type="float">
            <text:p>44799,3</text:p>
          </table:table-cell>
          <table:table-cell office:value-type="float" office:value="44800" calcext:value-type="float">
            <text:p>44800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4.dat</text:p>
          </table:table-cell>
          <table:table-cell office:value-type="float" office:value="108" calcext:value-type="float">
            <text:p>108</text:p>
          </table:table-cell>
          <table:table-cell office:value-type="percentage" office:value="0.0000998263" calcext:value-type="percentage">
            <text:p>0,0 %</text:p>
          </table:table-cell>
          <table:table-cell office:value-type="float" office:value="80592" calcext:value-type="float">
            <text:p>80592</text:p>
          </table:table-cell>
          <table:table-cell office:value-type="float" office:value="80600" calcext:value-type="float">
            <text:p>80600</text:p>
          </table:table-cell>
          <table:table-cell table:formula="of:=IF(AND([.B26]&lt;3600;[.B26]&lt;&gt;&quot;&quot;;[.C2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5.dat</text:p>
          </table:table-cell>
          <table:table-cell office:value-type="float" office:value="38" calcext:value-type="float">
            <text:p>38</text:p>
          </table:table-cell>
          <table:table-cell office:value-type="percentage" office:value="0.0000942352" calcext:value-type="percentage">
            <text:p>0,0 %</text:p>
          </table:table-cell>
          <table:table-cell office:value-type="float" office:value="71993.2" calcext:value-type="float">
            <text:p>71993,2</text:p>
          </table:table-cell>
          <table:table-cell office:value-type="float" office:value="72000" calcext:value-type="float">
            <text:p>72000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6.dat</text:p>
          </table:table-cell>
          <table:table-cell office:value-type="float" office:value="6" calcext:value-type="float">
            <text:p>6</text:p>
          </table:table-cell>
          <table:table-cell office:value-type="percentage" office:value="0.0000027161" calcext:value-type="percentage">
            <text:p>0,0 %</text:p>
          </table:table-cell>
          <table:table-cell office:value-type="float" office:value="54399.9" calcext:value-type="float">
            <text:p>54399,9</text:p>
          </table:table-cell>
          <table:table-cell office:value-type="float" office:value="54400" calcext:value-type="float">
            <text:p>54400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7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5800" calcext:value-type="float">
            <text:p>35800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8.dat</text:p>
          </table:table-cell>
          <table:table-cell office:value-type="float" office:value="60" calcext:value-type="float">
            <text:p>60</text:p>
          </table:table-cell>
          <table:table-cell office:value-type="percentage" office:value="0.0000861469" calcext:value-type="percentage">
            <text:p>0,0 %</text:p>
          </table:table-cell>
          <table:table-cell office:value-type="float" office:value="67594.2" calcext:value-type="float">
            <text:p>67594,2</text:p>
          </table:table-cell>
          <table:table-cell office:value-type="float" office:value="67600" calcext:value-type="float">
            <text:p>67600</text:p>
          </table:table-cell>
          <table:table-cell table:formula="of:=IF(AND([.B30]&lt;3600;[.B30]&lt;&gt;&quot;&quot;;[.C3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9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2800" calcext:value-type="float">
            <text:p>32800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.dat</text:p>
          </table:table-cell>
          <table:table-cell office:value-type="float" office:value="91" calcext:value-type="float">
            <text:p>91</text:p>
          </table:table-cell>
          <table:table-cell office:value-type="percentage" office:value="0.0000957978" calcext:value-type="percentage">
            <text:p>0,0 %</text:p>
          </table:table-cell>
          <table:table-cell office:value-type="float" office:value="78592.5" calcext:value-type="float">
            <text:p>78592,5</text:p>
          </table:table-cell>
          <table:table-cell office:value-type="float" office:value="78600" calcext:value-type="float">
            <text:p>78600</text:p>
          </table:table-cell>
          <table:table-cell table:formula="of:=IF(AND([.B32]&lt;3600;[.B32]&lt;&gt;&quot;&quot;;[.C3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0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113941" calcext:value-type="percentage">
            <text:p>11,4 %</text:p>
          </table:table-cell>
          <table:table-cell office:value-type="float" office:value="92504.6" calcext:value-type="float">
            <text:p>92504,6</text:p>
          </table:table-cell>
          <table:table-cell office:value-type="float" office:value="104400" calcext:value-type="float">
            <text:p>104400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2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240624" calcext:value-type="percentage">
            <text:p>24,1 %</text:p>
          </table:table-cell>
          <table:table-cell office:value-type="float" office:value="129550" calcext:value-type="float">
            <text:p>129550</text:p>
          </table:table-cell>
          <table:table-cell office:value-type="float" office:value="170600" calcext:value-type="float">
            <text:p>170600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3.dat</text:p>
          </table:table-cell>
          <table:table-cell office:value-type="float" office:value="11" calcext:value-type="float">
            <text:p>11</text:p>
          </table:table-cell>
          <table:table-cell office:value-type="percentage" office:value="0.000034503" calcext:value-type="percentage">
            <text:p>0,0 %</text:p>
          </table:table-cell>
          <table:table-cell office:value-type="float" office:value="68797.6" calcext:value-type="float">
            <text:p>68797,6</text:p>
          </table:table-cell>
          <table:table-cell office:value-type="float" office:value="68800" calcext:value-type="float">
            <text:p>68800</text:p>
          </table:table-cell>
          <table:table-cell table:formula="of:=IF(AND([.B35]&lt;3600;[.B35]&lt;&gt;&quot;&quot;;[.C3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4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9200" calcext:value-type="float">
            <text:p>49200</text:p>
          </table:table-cell>
          <table:table-cell table:formula="of:=IF(AND([.B36]&lt;3600;[.B36]&lt;&gt;&quot;&quot;;[.C3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5.dat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284196" calcext:value-type="percentage">
            <text:p>28,4 %</text:p>
          </table:table-cell>
          <table:table-cell office:value-type="float" office:value="74729.9" calcext:value-type="float">
            <text:p>74729,9</text:p>
          </table:table-cell>
          <table:table-cell office:value-type="float" office:value="104400" calcext:value-type="float">
            <text:p>104400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6.dat</text:p>
          </table:table-cell>
          <table:table-cell office:value-type="float" office:value="26" calcext:value-type="float">
            <text:p>26</text:p>
          </table:table-cell>
          <table:table-cell office:value-type="percentage" office:value="0.0000994243" calcext:value-type="percentage">
            <text:p>0,0 %</text:p>
          </table:table-cell>
          <table:table-cell office:value-type="float" office:value="77792.3" calcext:value-type="float">
            <text:p>77792,3</text:p>
          </table:table-cell>
          <table:table-cell office:value-type="float" office:value="77800" calcext:value-type="float">
            <text:p>77800</text:p>
          </table:table-cell>
          <table:table-cell table:formula="of:=IF(AND([.B38]&lt;3600;[.B38]&lt;&gt;&quot;&quot;;[.C3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7.dat</text:p>
          </table:table-cell>
          <table:table-cell office:value-type="float" office:value="1856" calcext:value-type="float">
            <text:p>1856</text:p>
          </table:table-cell>
          <table:table-cell office:value-type="percentage" office:value="0.0000995216" calcext:value-type="percentage">
            <text:p>0,0 %</text:p>
          </table:table-cell>
          <table:table-cell office:value-type="float" office:value="108589" calcext:value-type="float">
            <text:p>108589</text:p>
          </table:table-cell>
          <table:table-cell office:value-type="float" office:value="108600" calcext:value-type="float">
            <text:p>108600</text:p>
          </table:table-cell>
          <table:table-cell table:formula="of:=IF(AND([.B39]&lt;3600;[.B39]&lt;&gt;&quot;&quot;;[.C3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8.dat</text:p>
          </table:table-cell>
          <table:table-cell office:value-type="float" office:value="4" calcext:value-type="float">
            <text:p>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4200" calcext:value-type="float">
            <text:p>44200</text:p>
          </table:table-cell>
          <table:table-cell table:formula="of:=IF(AND([.B40]&lt;3600;[.B40]&lt;&gt;&quot;&quot;;[.C4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9.dat</text:p>
          </table:table-cell>
          <table:table-cell office:value-type="float" office:value="12" calcext:value-type="float">
            <text:p>1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6000" calcext:value-type="float">
            <text:p>56000</text:p>
          </table:table-cell>
          <table:table-cell table:formula="of:=IF(AND([.B41]&lt;3600;[.B41]&lt;&gt;&quot;&quot;;[.C4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.dat</text:p>
          </table:table-cell>
          <table:table-cell office:value-type="float" office:value="3603" calcext:value-type="float">
            <text:p>3603</text:p>
          </table:table-cell>
          <table:table-cell office:value-type="percentage" office:value="0.258774" calcext:value-type="percentage">
            <text:p>25,9 %</text:p>
          </table:table-cell>
          <table:table-cell office:value-type="float" office:value="112518" calcext:value-type="float">
            <text:p>112518</text:p>
          </table:table-cell>
          <table:table-cell office:value-type="float" office:value="151800" calcext:value-type="float">
            <text:p>151800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0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604099" calcext:value-type="percentage">
            <text:p>60,4 %</text:p>
          </table:table-cell>
          <table:table-cell office:value-type="float" office:value="73716.8" calcext:value-type="float">
            <text:p>73716,8</text:p>
          </table:table-cell>
          <table:table-cell office:value-type="float" office:value="186200" calcext:value-type="float">
            <text:p>186200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2.dat</text:p>
          </table:table-cell>
          <table:table-cell office:value-type="float" office:value="615" calcext:value-type="float">
            <text:p>615</text:p>
          </table:table-cell>
          <table:table-cell office:value-type="percentage" office:value="0.0000990752" calcext:value-type="percentage">
            <text:p>0,0 %</text:p>
          </table:table-cell>
          <table:table-cell office:value-type="float" office:value="83991.7" calcext:value-type="float">
            <text:p>83991,7</text:p>
          </table:table-cell>
          <table:table-cell office:value-type="float" office:value="84000" calcext:value-type="float">
            <text:p>84000</text:p>
          </table:table-cell>
          <table:table-cell table:formula="of:=IF(AND([.B44]&lt;3600;[.B44]&lt;&gt;&quot;&quot;;[.C4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3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569295" calcext:value-type="percentage">
            <text:p>56,9 %</text:p>
          </table:table-cell>
          <table:table-cell office:value-type="float" office:value="89500.4" calcext:value-type="float">
            <text:p>89500,4</text:p>
          </table:table-cell>
          <table:table-cell office:value-type="float" office:value="207800" calcext:value-type="float">
            <text:p>207800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4.dat</text:p>
          </table:table-cell>
          <table:table-cell office:value-type="float" office:value="212" calcext:value-type="float">
            <text:p>212</text:p>
          </table:table-cell>
          <table:table-cell office:value-type="percentage" office:value="0.0000928449" calcext:value-type="percentage">
            <text:p>0,0 %</text:p>
          </table:table-cell>
          <table:table-cell office:value-type="float" office:value="67193.8" calcext:value-type="float">
            <text:p>67193,8</text:p>
          </table:table-cell>
          <table:table-cell office:value-type="float" office:value="67200" calcext:value-type="float">
            <text:p>67200</text:p>
          </table:table-cell>
          <table:table-cell table:formula="of:=IF(AND([.B46]&lt;3600;[.B46]&lt;&gt;&quot;&quot;;[.C4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5.dat</text:p>
          </table:table-cell>
          <table:table-cell office:value-type="float" office:value="451" calcext:value-type="float">
            <text:p>451</text:p>
          </table:table-cell>
          <table:table-cell office:value-type="percentage" office:value="0.0000997463" calcext:value-type="percentage">
            <text:p>0,0 %</text:p>
          </table:table-cell>
          <table:table-cell office:value-type="float" office:value="83191.7" calcext:value-type="float">
            <text:p>83191,7</text:p>
          </table:table-cell>
          <table:table-cell office:value-type="float" office:value="83200" calcext:value-type="float">
            <text:p>83200</text:p>
          </table:table-cell>
          <table:table-cell table:formula="of:=IF(AND([.B47]&lt;3600;[.B47]&lt;&gt;&quot;&quot;;[.C4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6.dat</text:p>
          </table:table-cell>
          <table:table-cell office:value-type="float" office:value="3608" calcext:value-type="float">
            <text:p>3608</text:p>
          </table:table-cell>
          <table:table-cell office:value-type="percentage" office:value="0.308902" calcext:value-type="percentage">
            <text:p>30,9 %</text:p>
          </table:table-cell>
          <table:table-cell office:value-type="float" office:value="95233.3" calcext:value-type="float">
            <text:p>95233,3</text:p>
          </table:table-cell>
          <table:table-cell office:value-type="float" office:value="137800" calcext:value-type="float">
            <text:p>137800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7.dat</text:p>
          </table:table-cell>
          <table:table-cell office:value-type="float" office:value="3604" calcext:value-type="float">
            <text:p>3604</text:p>
          </table:table-cell>
          <table:table-cell office:value-type="percentage" office:value="0.732383" calcext:value-type="percentage">
            <text:p>73,2 %</text:p>
          </table:table-cell>
          <table:table-cell office:value-type="float" office:value="95164.8" calcext:value-type="float">
            <text:p>95164,8</text:p>
          </table:table-cell>
          <table:table-cell office:value-type="float" office:value="355600" calcext:value-type="float">
            <text:p>355600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8.dat</text:p>
          </table:table-cell>
          <table:table-cell office:value-type="float" office:value="116" calcext:value-type="float">
            <text:p>116</text:p>
          </table:table-cell>
          <table:table-cell office:value-type="percentage" office:value="0.0000561081" calcext:value-type="percentage">
            <text:p>0,0 %</text:p>
          </table:table-cell>
          <table:table-cell office:value-type="float" office:value="88195.1" calcext:value-type="float">
            <text:p>88195,1</text:p>
          </table:table-cell>
          <table:table-cell office:value-type="float" office:value="88200" calcext:value-type="float">
            <text:p>88200</text:p>
          </table:table-cell>
          <table:table-cell table:formula="of:=IF(AND([.B50]&lt;3600;[.B50]&lt;&gt;&quot;&quot;;[.C5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9.dat</text:p>
          </table:table-cell>
          <table:table-cell office:value-type="float" office:value="157" calcext:value-type="float">
            <text:p>157</text:p>
          </table:table-cell>
          <table:table-cell office:value-type="percentage" office:value="0.0000950819" calcext:value-type="percentage">
            <text:p>0,0 %</text:p>
          </table:table-cell>
          <table:table-cell office:value-type="float" office:value="78792.5" calcext:value-type="float">
            <text:p>78792,5</text:p>
          </table:table-cell>
          <table:table-cell office:value-type="float" office:value="78800" calcext:value-type="float">
            <text:p>78800</text:p>
          </table:table-cell>
          <table:table-cell table:formula="of:=IF(AND([.B51]&lt;3600;[.B51]&lt;&gt;&quot;&quot;;[.C5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BACASP continuous'.A1:'BACASP continuous'.E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percentage-style style:name="N104">
      <number:number number:decimal-places="1" number:min-decimal-places="1" number:min-integer-digits="1"/>
      <number:text> %</number:text>
    </number:percentage-style>
    <number:number-style style:name="N11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7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9">
      <number:number number:decimal-places="1" number:min-decimal-places="1" number:min-integer-digits="1" number:grouping="true"/>
    </number:number-style>
    <number:percentage-style style:name="N110">
      <number:number number:decimal-places="5" number:min-decimal-places="5" number:min-integer-digits="1"/>
      <number:text>%</number:text>
    </number:percentage-style>
    <number:percentage-style style:name="N111">
      <number:number number:decimal-places="4" number:min-decimal-places="4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5">
      <number:number number:decimal-places="2" number:min-decimal-places="2" number:min-integer-digits="1"/>
      <number:text>%</number:text>
    </number:percentage-style>
    <number:percentage-style style:name="N116">
      <number:number number:decimal-places="1" number:min-decimal-places="1" number:min-integer-digits="1"/>
      <number:text>%</number:text>
    </number:percentage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3:07:00.752202729</dc:date>
    <meta:editing-duration>PT56M45S</meta:editing-duration>
    <meta:editing-cycles>23</meta:editing-cycles>
    <meta:generator>LibreOffice/7.3.7.2$Linux_X86_64 LibreOffice_project/30$Build-2</meta:generator>
    <meta:document-statistic meta:table-count="1" meta:cell-count="306" meta:object-count="0"/>
  </office:meta>
</office:document-meta>
</file>